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90000358500003FC61923CAB8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18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12.2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4.7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0.3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1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12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2.718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5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7" style:family="graphic" style:parent-style-name="standard">
      <style:graphic-properties draw:stroke="solid" svg:stroke-width="0.025cm" svg:stroke-color="#000000" draw:marker-end="EndMarker_5f_24" draw:marker-end-width="0.319cm" svg:stroke-opacity="100%" draw:stroke-linejoin="round" draw:fill="none" fo:padding-top="0.137cm" fo:padding-bottom="0.137cm" fo:padding-left="0.262cm" fo:padding-right="0.262cm"/>
    </style:style>
    <style:style style:name="gr38" style:family="graphic" style:parent-style-name="standard">
      <style:graphic-properties draw:stroke="solid" svg:stroke-width="0.025cm" svg:stroke-color="#000000" draw:marker-end="EndMarker_5f_25" draw:marker-end-width="0.319cm" svg:stroke-opacity="100%" draw:stroke-linejoin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width="0.025cm" svg:stroke-color="#000000" draw:marker-end="EndMarker_5f_26" draw:marker-end-width="0.319cm" svg:stroke-opacity="100%" draw:stroke-linejoin="round" draw:fill="none" fo:padding-top="0.137cm" fo:padding-bottom="0.137cm" fo:padding-left="0.262cm" fo:padding-right="0.262cm"/>
    </style:style>
    <style:style style:name="gr40" style:family="graphic" style:parent-style-name="standard">
      <style:graphic-properties draw:stroke="solid" svg:stroke-width="0.706cm" svg:stroke-color="#a6a6a6" svg:stroke-opacity="100%" draw:stroke-linejoin="round" draw:fill="non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solid" draw:fill-color="#e8eef7" draw:shadow="hidden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25cm" svg:stroke-color="#000000" draw:marker-start="StartMarker_5f_1" draw:marker-start-width="0.319cm" draw:marker-end="EndMarker_5f_27" draw:marker-end-width="0.319cm" svg:stroke-opacity="100%" draw:stroke-linejoin="round" draw:fill="non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5" style:family="graphic" style:parent-style-name="standard">
      <style:graphic-properties draw:stroke="solid" svg:stroke-width="0.025cm" svg:stroke-color="#000000" draw:marker-end="EndMarker_5f_28" draw:marker-end-width="0.319cm" svg:stroke-opacity="100%" draw:stroke-linejoin="round" draw:fill="none" fo:padding-top="0.137cm" fo:padding-bottom="0.137cm" fo:padding-left="0.262cm" fo:padding-right="0.262cm"/>
    </style:style>
    <style:style style:name="gr46" style:family="graphic" style:parent-style-name="standard">
      <style:graphic-properties draw:stroke="solid" svg:stroke-width="0.025cm" svg:stroke-color="#000000" draw:marker-end="EndMarker_5f_29" draw:marker-end-width="0.319cm" svg:stroke-opacity="100%" draw:stroke-linejoin="round" draw:fill="none" fo:padding-top="0.137cm" fo:padding-bottom="0.137cm" fo:padding-left="0.262cm" fo:padding-right="0.262cm"/>
    </style:style>
    <style:style style:name="gr47" style:family="graphic" style:parent-style-name="standard">
      <style:graphic-properties draw:stroke="solid" svg:stroke-width="0.025cm" svg:stroke-color="#000000" draw:marker-end="EndMarker_5f_30" draw:marker-end-width="0.319cm" svg:stroke-opacity="100%" draw:stroke-linejoin="round" draw:fill="none" fo:padding-top="0.137cm" fo:padding-bottom="0.137cm" fo:padding-left="0.262cm" fo:padding-right="0.262cm"/>
    </style:style>
    <style:style style:name="gr48" style:family="graphic" style:parent-style-name="standard">
      <style:graphic-properties draw:stroke="solid" svg:stroke-width="0.025cm" svg:stroke-color="#000000" draw:marker-end="EndMarker_5f_31" draw:marker-end-width="0.319cm" svg:stroke-opacity="100%" draw:stroke-linejoin="round" draw:fill="none" fo:padding-top="0.137cm" fo:padding-bottom="0.137cm" fo:padding-left="0.262cm" fo:padding-right="0.262cm"/>
    </style:style>
    <style:style style:name="gr49" style:family="graphic" style:parent-style-name="standard">
      <style:graphic-properties draw:stroke="solid" svg:stroke-width="0.025cm" svg:stroke-color="#000000" draw:marker-end="EndMarker_5f_32" draw:marker-end-width="0.319cm" svg:stroke-opacity="100%" draw:stroke-linejoin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solid" svg:stroke-width="0.025cm" svg:stroke-color="#000000" draw:marker-end="EndMarker_5f_33" draw:marker-end-width="0.319cm" svg:stroke-opacity="100%" draw:stroke-linejoin="round" draw:fill="non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554cm" fo:padding-top="0.141cm" fo:padding-bottom="0.141cm" fo:padding-left="0.141cm" fo:padding-right="0.141cm"/>
    </style:style>
    <style:style style:name="gr52" style:family="graphic" style:parent-style-name="standard">
      <style:graphic-properties draw:stroke="solid" svg:stroke-width="0.008cm" svg:stroke-color="#000000" draw:marker-start="StartMarker_5f_2" draw:marker-start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start="StartMarker_5f_3" draw:marker-start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25cm" svg:stroke-color="#000000" draw:marker-end="EndMarker_5f_34" draw:marker-end-width="0.319cm" svg:stroke-opacity="100%" draw:stroke-linejoin="round" draw:fill="none" fo:padding-top="0.137cm" fo:padding-bottom="0.137cm" fo:padding-left="0.262cm" fo:padding-right="0.262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58" style:family="graphic" style:parent-style-name="standard">
      <style:graphic-properties draw:stroke="none" draw:fill="solid" draw:fill-color="#d1ebf1" draw:shadow="hidden"/>
    </style:style>
    <style:style style:name="gr59" style:family="graphic" style:parent-style-name="standard">
      <style:graphic-properties draw:stroke="solid" svg:stroke-width="0.025cm" svg:stroke-color="#000000" draw:marker-end="EndMarker_5f_35" draw:marker-end-width="0.319cm" svg:stroke-opacity="100%" draw:stroke-linejoin="round" draw:fill="none" fo:padding-top="0.137cm" fo:padding-bottom="0.137cm" fo:padding-left="0.262cm" fo:padding-right="0.262cm"/>
    </style:style>
    <style:style style:name="gr60" style:family="graphic" style:parent-style-name="standard">
      <style:graphic-properties draw:stroke="none" svg:stroke-color="#000000" draw:fill="none" draw:fill-color="#ffffff" draw:textarea-vertical-align="top" fo:min-height="5.718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4" style:family="text">
      <style:text-properties fo:color="#000000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T5" style:family="text">
      <style:text-properties fo:color="#000000" style:text-position="super 58%" fo:font-family="Arial" fo:font-size="8pt" style:font-family-asian="Arial" style:font-size-asian="8pt" style:font-family-complex="Arial" style:font-size-complex="8pt"/>
    </style:style>
    <style:style style:name="T6" style:family="text">
      <style:text-properties fo:color="#ff0000" fo:font-family="Arial" fo:font-size="8pt" style:font-family-asian="Arial" style:font-size-asian="8pt" style:font-family-complex="Arial" style:font-size-complex="8pt"/>
    </style:style>
    <style:style style:name="T7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03cm" svg:height="3.817cm" svg:x="1.173cm" svg:y="1.183cm">
          <draw:image xlink:href="Pictures/200000090000358500003FC61923CAB8.wmf" xlink:type="simple" xlink:show="embed" xlink:actuate="onLoad">
            <text:p/>
          </draw:image>
        </draw:frame>
        <draw:polyline draw:style-name="gr2" draw:layer="layout" svg:width="3.498cm" svg:height="3.999cm" svg:x="0.975cm" svg:y="1.1cm" svg:viewBox="0 0 3499 4000" draw:points="0,4000 3499,4000 3499,0 0,0 0,4000">
          <text:p/>
        </draw:polyline>
        <draw:polyline draw:style-name="gr3" draw:layer="layout" svg:width="10.498cm" svg:height="0.998cm" svg:x="4.475cm" svg:y="1.1cm" svg:viewBox="0 0 10499 999" draw:points="0,999 10499,999 10499,0 0,0 0,999">
          <text:p/>
        </draw:polyline>
        <draw:frame draw:style-name="gr4" draw:layer="layout" svg:width="10.5cm" svg:height="1cm" svg:x="4.475cm" svg:y="1.1cm">
          <draw:text-box>
            <text:p text:style-name="P1"><text:span text:style-name="T1">Project: </text:span></text:p>
          </draw:text-box>
        </draw:frame>
        <draw:polyline draw:style-name="gr5" draw:layer="layout" svg:width="10.498cm" svg:height="0.499cm" svg:x="4.475cm" svg:y="2.1cm" svg:viewBox="0 0 10499 500" draw:points="0,500 10499,500 10499,0 0,0 0,500">
          <text:p/>
        </draw:polyline>
        <draw:frame draw:style-name="gr6" draw:layer="layout" svg:width="10.5cm" svg:height="0.601cm" svg:x="4.475cm" svg:y="2.05cm">
          <draw:text-box>
            <text:p text:style-name="P1"><text:span text:style-name="T2">Drawing number: </text:span></text:p>
          </draw:text-box>
        </draw:frame>
        <draw:polyline draw:style-name="gr7" draw:layer="layout" svg:width="4.999cm" svg:height="0.499cm" svg:x="14.975cm" svg:y="2.1cm" svg:viewBox="0 0 5000 500" draw:points="0,500 5000,500 5000,0 0,0 0,500">
          <text:p/>
        </draw:polyline>
        <draw:frame draw:style-name="gr6" draw:layer="layout" svg:width="5cm" svg:height="0.601cm" svg:x="14.975cm" svg:y="2.05cm">
          <draw:text-box>
            <text:p text:style-name="P1"><text:span text:style-name="T2">Revision:</text:span><text:span text:style-name="T3"> 1 </text:span></text:p>
          </draw:text-box>
        </draw:frame>
        <draw:polyline draw:style-name="gr8" draw:layer="layout" svg:width="10.498cm" svg:height="0.499cm" svg:x="4.475cm" svg:y="2.6cm" svg:viewBox="0 0 10499 500" draw:points="0,500 10499,500 10499,0 0,0 0,500">
          <text:p/>
        </draw:polyline>
        <draw:frame draw:style-name="gr6" draw:layer="layout" svg:width="10.5cm" svg:height="0.601cm" svg:x="4.475cm" svg:y="2.55cm">
          <draw:text-box>
            <text:p text:style-name="P1"><text:span text:style-name="T2">Author: Charles Copley</text:span><text:span text:style-name="T3"> </text:span></text:p>
          </draw:text-box>
        </draw:frame>
        <draw:polyline draw:style-name="gr9" draw:layer="layout" svg:width="4.999cm" svg:height="0.498cm" svg:x="14.975cm" svg:y="2.6cm" svg:viewBox="0 0 5000 499" draw:points="0,499 5000,499 5000,0 0,0 0,499">
          <text:p/>
        </draw:polyline>
        <draw:frame draw:style-name="gr6" draw:layer="layout" svg:width="5cm" svg:height="0.601cm" svg:x="14.975cm" svg:y="2.55cm">
          <draw:text-box>
            <text:p text:style-name="P1"><text:span text:style-name="T2">Date:</text:span><text:span text:style-name="T3"> 18/3/2015 </text:span></text:p>
          </draw:text-box>
        </draw:frame>
        <draw:polyline draw:style-name="gr10" draw:layer="layout" svg:width="4.999cm" svg:height="0.998cm" svg:x="14.975cm" svg:y="1.1cm" svg:viewBox="0 0 5000 999" draw:points="0,999 5000,999 5000,0 0,0 0,999">
          <text:p/>
        </draw:polyline>
        <draw:frame draw:style-name="gr4" draw:layer="layout" svg:width="5cm" svg:height="1cm" svg:x="14.975cm" svg:y="1.1cm">
          <draw:text-box>
            <text:p text:style-name="P2"><text:span text:style-name="T1">Title: ICD(TBD) </text:span></text:p>
          </draw:text-box>
        </draw:frame>
        <draw:polyline draw:style-name="gr11" draw:layer="layout" svg:width="1.998cm" svg:height="1.998cm" svg:x="4.475cm" svg:y="3.1cm" svg:viewBox="0 0 1999 1999" draw:points="0,1999 1999,1999 1999,0 0,0 0,1999">
          <text:p/>
        </draw:polyline>
        <draw:polyline draw:style-name="gr12" draw:layer="layout" svg:width="2.998cm" svg:height="0.498cm" svg:x="16.975cm" svg:y="3.1cm" svg:viewBox="0 0 2999 499" draw:points="0,499 2999,499 2999,0 0,0 0,499">
          <text:p/>
        </draw:polyline>
        <draw:frame draw:style-name="gr6" draw:layer="layout" svg:width="3cm" svg:height="0.601cm" svg:x="16.975cm" svg:y="3.05cm">
          <draw:text-box>
            <text:p text:style-name="P2"><text:span text:style-name="T2">Signature </text:span></text:p>
          </draw:text-box>
        </draw:frame>
        <draw:polyline draw:style-name="gr11" draw:layer="layout" svg:width="1.999cm" svg:height="0.498cm" svg:x="14.975cm" svg:y="3.1cm" svg:viewBox="0 0 2000 499" draw:points="0,499 2000,499 2000,0 0,0 0,499">
          <text:p/>
        </draw:polyline>
        <draw:frame draw:style-name="gr6" draw:layer="layout" svg:width="2cm" svg:height="0.601cm" svg:x="14.975cm" svg:y="3.05cm">
          <draw:text-box>
            <text:p text:style-name="P2"><text:span text:style-name="T2">Date </text:span></text:p>
          </draw:text-box>
        </draw:frame>
        <draw:polyline draw:style-name="gr12" draw:layer="layout" svg:width="4.998cm" svg:height="0.498cm" svg:x="9.975cm" svg:y="3.1cm" svg:viewBox="0 0 4999 499" draw:points="0,499 4999,499 4999,0 0,0 0,499">
          <text:p/>
        </draw:polyline>
        <draw:frame draw:style-name="gr6" draw:layer="layout" svg:width="5cm" svg:height="0.601cm" svg:x="9.975cm" svg:y="3.05cm">
          <draw:text-box>
            <text:p text:style-name="P2"><text:span text:style-name="T2">Designation </text:span></text:p>
          </draw:text-box>
        </draw:frame>
        <draw:polyline draw:style-name="gr12" draw:layer="layout" svg:width="3.498cm" svg:height="0.498cm" svg:x="6.475cm" svg:y="3.1cm" svg:viewBox="0 0 3499 499" draw:points="0,499 3499,499 3499,0 0,0 0,499">
          <text:p/>
        </draw:polyline>
        <draw:frame draw:style-name="gr6" draw:layer="layout" svg:width="3.5cm" svg:height="0.601cm" svg:x="6.475cm" svg:y="3.05cm">
          <draw:text-box>
            <text:p text:style-name="P2"><text:span text:style-name="T2">Name </text:span></text:p>
          </draw:text-box>
        </draw:frame>
        <draw:polyline draw:style-name="gr12" draw:layer="layout" svg:width="3.498cm" svg:height="0.498cm" svg:x="6.475cm" svg:y="3.6cm" svg:viewBox="0 0 3499 499" draw:points="0,499 3499,499 3499,0 0,0 0,499">
          <text:p/>
        </draw:polyline>
        <draw:polyline draw:style-name="gr12" draw:layer="layout" svg:width="3.498cm" svg:height="0.498cm" svg:x="6.475cm" svg:y="4.1cm" svg:viewBox="0 0 3499 499" draw:points="0,499 3499,499 3499,0 0,0 0,499">
          <text:p/>
        </draw:polyline>
        <draw:polyline draw:style-name="gr12" draw:layer="layout" svg:width="3.498cm" svg:height="0.498cm" svg:x="6.475cm" svg:y="4.6cm" svg:viewBox="0 0 3499 499" draw:points="0,499 3499,499 3499,0 0,0 0,499">
          <text:p/>
        </draw:polyline>
        <draw:polyline draw:style-name="gr12" draw:layer="layout" svg:width="4.998cm" svg:height="0.498cm" svg:x="9.975cm" svg:y="3.6cm" svg:viewBox="0 0 4999 499" draw:points="0,499 4999,499 4999,0 0,0 0,499">
          <text:p/>
        </draw:polyline>
        <draw:polyline draw:style-name="gr12" draw:layer="layout" svg:width="4.998cm" svg:height="0.498cm" svg:x="9.975cm" svg:y="4.1cm" svg:viewBox="0 0 4999 499" draw:points="0,499 4999,499 4999,0 0,0 0,499">
          <text:p/>
        </draw:polyline>
        <draw:polyline draw:style-name="gr12" draw:layer="layout" svg:width="4.998cm" svg:height="0.498cm" svg:x="9.975cm" svg:y="4.6cm" svg:viewBox="0 0 4999 499" draw:points="0,499 4999,499 4999,0 0,0 0,499">
          <text:p/>
        </draw:polyline>
        <draw:polyline draw:style-name="gr12" draw:layer="layout" svg:width="1.999cm" svg:height="0.498cm" svg:x="14.975cm" svg:y="3.6cm" svg:viewBox="0 0 2000 499" draw:points="0,499 2000,499 2000,0 0,0 0,499">
          <text:p/>
        </draw:polyline>
        <draw:polyline draw:style-name="gr12" draw:layer="layout" svg:width="1.999cm" svg:height="0.498cm" svg:x="14.975cm" svg:y="4.1cm" svg:viewBox="0 0 2000 499" draw:points="0,499 2000,499 2000,0 0,0 0,499">
          <text:p/>
        </draw:polyline>
        <draw:polyline draw:style-name="gr12" draw:layer="layout" svg:width="1.999cm" svg:height="0.498cm" svg:x="14.975cm" svg:y="4.6cm" svg:viewBox="0 0 2000 499" draw:points="0,499 2000,499 2000,0 0,0 0,499">
          <text:p/>
        </draw:polyline>
        <draw:polyline draw:style-name="gr12" draw:layer="layout" svg:width="2.998cm" svg:height="0.498cm" svg:x="16.975cm" svg:y="3.6cm" svg:viewBox="0 0 2999 499" draw:points="0,499 2999,499 2999,0 0,0 0,499">
          <text:p/>
        </draw:polyline>
        <draw:polyline draw:style-name="gr11" draw:layer="layout" svg:width="2.998cm" svg:height="0.498cm" svg:x="16.975cm" svg:y="4.1cm" svg:viewBox="0 0 2999 499" draw:points="0,499 2999,499 2999,0 0,0 0,499">
          <text:p/>
        </draw:polyline>
        <draw:frame draw:style-name="gr13" draw:layer="layout" svg:width="2.5cm" svg:height="0.601cm" svg:x="4.475cm" svg:y="3.6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1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6cm">
          <draw:text-box>
            <text:p text:style-name="P1"><text:span text:style-name="T2">Approved by: </text:span></text:p>
          </draw:text-box>
        </draw:frame>
        <draw:polyline draw:style-name="gr12" draw:layer="layout" svg:width="18.998cm" svg:height="27.499cm" svg:x="0.975cm" svg:y="1.1cm" svg:viewBox="0 0 18999 27500" draw:points="0,27500 18999,27500 18999,0 0,0 0,27500">
          <text:p/>
        </draw:polyline>
        <draw:polyline draw:style-name="gr14" draw:layer="layout" svg:width="18.998cm" svg:height="12.499cm" svg:x="0.975cm" svg:y="16.1cm" svg:viewBox="0 0 18999 12500" draw:points="0,12500 18999,12500 18999,0 0,0 0,12500">
          <text:p/>
        </draw:polyline>
        <draw:frame draw:style-name="gr15" draw:layer="layout" svg:width="19cm" svg:height="12.5cm" svg:x="0.975cm" svg:y="16.1cm">
          <draw:text-box>
            <text:p text:style-name="P1"><text:span text:style-name="T2">Wiring diagram: </text:span></text:p>
            <text:p text:style-name="P2"><text:span text:style-name="T4"/></text:p>
          </draw:text-box>
        </draw:frame>
        <draw:polyline draw:style-name="gr16" draw:layer="layout" svg:width="1.998cm" svg:height="4.999cm" svg:x="0.975cm" svg:y="5.1cm" svg:viewBox="0 0 1999 5000" draw:points="0,5000 1999,5000 1999,0 0,0 0,5000">
          <text:p/>
        </draw:polyline>
        <draw:frame draw:style-name="gr17" draw:layer="layout" svg:width="2cm" svg:height="5cm" svg:x="0.975cm" svg:y="5.1cm">
          <draw:text-box>
            <text:p text:style-name="P1"><text:span text:style-name="T2">Interface description: </text:span></text:p>
            <text:p text:style-name="P2"><text:span text:style-name="T4"/></text:p>
          </draw:text-box>
        </draw:frame>
        <draw:polyline draw:style-name="gr18" draw:layer="layout" svg:width="16.998cm" svg:height="0.599cm" svg:x="2.975cm" svg:y="5.1cm" svg:viewBox="0 0 16999 600" draw:points="0,600 16999,600 16999,0 0,0 0,600">
          <text:p/>
        </draw:polyline>
        <draw:frame draw:style-name="gr19" draw:layer="layout" svg:width="17cm" svg:height="0.757cm" svg:x="2.9cm" svg:y="5.043cm">
          <draw:text-box>
            <text:p text:style-name="P1"><text:span text:style-name="T2">Description: 10 MHz Roach Frequency Reference</text:span><text:span text:style-name="T4"> </text:span></text:p>
          </draw:text-box>
        </draw:frame>
        <draw:polyline draw:style-name="gr20" draw:layer="layout" svg:width="1.998cm" svg:height="1.398cm" svg:x="2.975cm" svg:y="5.7cm" svg:viewBox="0 0 1999 1399" draw:points="0,1399 1999,1399 1999,0 0,0 0,1399">
          <text:p/>
        </draw:polyline>
        <draw:frame draw:style-name="gr21" draw:layer="layout" svg:width="2cm" svg:height="1.4cm" svg:x="2.975cm" svg:y="5.7cm">
          <draw:text-box>
            <text:p text:style-name="P1"><text:span text:style-name="T2">Cable: </text:span></text:p>
            <text:p text:style-name="P2"><text:span text:style-name="T4"/></text:p>
          </draw:text-box>
        </draw:frame>
        <draw:polyline draw:style-name="gr22" draw:layer="layout" svg:width="3.523cm" svg:height="0.398cm" svg:x="4.975cm" svg:y="5.7cm" svg:viewBox="0 0 3524 399" draw:points="0,399 3524,399 3524,0 0,0 0,399">
          <text:p/>
        </draw:polyline>
        <draw:frame draw:style-name="gr23" draw:layer="layout" svg:width="3.525cm" svg:height="0.601cm" svg:x="4.975cm" svg:y="5.6cm">
          <draw:text-box>
            <text:p text:style-name="P3"><text:span text:style-name="T2"># of cores: </text:span></text:p>
          </draw:text-box>
        </draw:frame>
        <draw:polyline draw:style-name="gr24" draw:layer="layout" svg:width="3.523cm" svg:height="0.499cm" svg:x="4.975cm" svg:y="6.6cm" svg:viewBox="0 0 3524 500" draw:points="0,500 3524,500 3524,0 0,0 0,500">
          <text:p/>
        </draw:polyline>
        <draw:frame draw:style-name="gr6" draw:layer="layout" svg:width="3.525cm" svg:height="0.601cm" svg:x="4.975cm" svg:y="6.55cm">
          <draw:text-box>
            <text:p text:style-name="P3"><text:span text:style-name="T2">Physical type: </text:span></text:p>
          </draw:text-box>
        </draw:frame>
        <draw:polyline draw:style-name="gr25" draw:layer="layout" svg:width="3.523cm" svg:height="0.498cm" svg:x="4.975cm" svg:y="6.1cm" svg:viewBox="0 0 3524 499" draw:points="0,499 3524,499 3524,0 0,0 0,499">
          <text:p/>
        </draw:polyline>
        <draw:frame draw:style-name="gr6" draw:layer="layout" svg:width="3.525cm" svg:height="0.609cm" svg:x="4.975cm" svg:y="6.046cm">
          <draw:text-box>
            <text:p text:style-name="P3"><text:span text:style-name="T5"><text:s/></text:span></text:p>
          </draw:text-box>
        </draw:frame>
        <draw:polyline draw:style-name="gr26" draw:layer="layout" svg:width="11.473cm" svg:height="0.408cm" svg:x="8.5cm" svg:y="5.7cm" svg:viewBox="0 0 11474 409" draw:points="0,409 11474,409 11474,0 0,0 0,409">
          <text:p/>
        </draw:polyline>
        <draw:frame draw:style-name="gr27" draw:layer="layout" svg:width="11.475cm" svg:height="0.601cm" svg:x="8.5cm" svg:y="5.605cm">
          <draw:text-box>
            <text:p text:style-name="P1"><text:span text:style-name="T2">RG 58</text:span></text:p>
          </draw:text-box>
        </draw:frame>
        <draw:polyline draw:style-name="gr28" draw:layer="layout" svg:width="11.473cm" svg:height="0.498cm" svg:x="8.5cm" svg:y="6.1cm" svg:viewBox="0 0 11474 499" draw:points="0,499 11474,499 11474,0 0,0 0,499">
          <text:p/>
        </draw:polyline>
        <draw:polyline draw:style-name="gr29" draw:layer="layout" svg:width="11.473cm" svg:height="0.499cm" svg:x="8.5cm" svg:y="6.6cm" svg:viewBox="0 0 11474 500" draw:points="0,500 11474,500 11474,0 0,0 0,500">
          <text:p/>
        </draw:polyline>
        <draw:frame draw:style-name="gr6" draw:layer="layout" svg:width="11.475cm" svg:height="0.601cm" svg:x="8.5cm" svg:y="6.55cm">
          <draw:text-box>
            <text:p text:style-name="P1"><text:span text:style-name="T2">Copper </text:span></text:p>
          </draw:text-box>
        </draw:frame>
        <draw:polyline draw:style-name="gr30" draw:layer="layout" svg:width="1.999cm" svg:height="2.999cm" svg:x="2.975cm" svg:y="7.1cm" svg:viewBox="0 0 2000 3000" draw:points="0,3000 2000,3000 2000,0 0,0 0,3000">
          <text:p/>
        </draw:polyline>
        <draw:frame draw:style-name="gr31" draw:layer="layout" svg:width="2cm" svg:height="3cm" svg:x="2.975cm" svg:y="7.1cm">
          <draw:text-box>
            <text:p text:style-name="P1"><text:span text:style-name="T2">Connectors:</text:span><text:span text:style-name="T4"> </text:span></text:p>
          </draw:text-box>
        </draw:frame>
        <draw:polyline draw:style-name="gr32" draw:layer="layout" svg:width="3.494cm" svg:height="0.498cm" svg:x="5.005cm" svg:y="7.1cm" svg:viewBox="0 0 3495 499" draw:points="0,499 3495,499 3495,0 0,0 0,499">
          <text:p/>
        </draw:polyline>
        <draw:frame draw:style-name="gr6" draw:layer="layout" svg:width="3.495cm" svg:height="0.601cm" svg:x="5.005cm" svg:y="7.05cm">
          <draw:text-box>
            <text:p text:style-name="P2"><text:span text:style-name="T2">10 MHz Distribution</text:span></text:p>
          </draw:text-box>
        </draw:frame>
        <draw:polyline draw:style-name="gr33" draw:layer="layout" svg:width="3.499cm" svg:height="0.498cm" svg:x="5cm" svg:y="7.6cm" svg:viewBox="0 0 3500 499" draw:points="0,499 3500,499 3500,0 0,0 0,499">
          <text:p/>
        </draw:polyline>
        <draw:frame draw:style-name="gr6" draw:layer="layout" svg:width="3.5cm" svg:height="0.601cm" svg:x="5cm" svg:y="7.55cm">
          <draw:text-box>
            <text:p text:style-name="P2"><text:span text:style-name="T2">Roach Front plate</text:span></text:p>
          </draw:text-box>
        </draw:frame>
        <draw:polyline draw:style-name="gr34" draw:layer="layout" svg:width="3.523cm" svg:height="0.498cm" svg:x="4.975cm" svg:y="8.1cm" svg:viewBox="0 0 3524 499" draw:points="0,499 3524,499 3524,0 0,0 0,499">
          <text:p/>
        </draw:polyline>
        <draw:polyline draw:style-name="gr35" draw:layer="layout" svg:width="3.523cm" svg:height="0.498cm" svg:x="4.975cm" svg:y="8.6cm" svg:viewBox="0 0 3524 499" draw:points="0,499 3524,499 3524,0 0,0 0,499">
          <text:p/>
        </draw:polyline>
        <draw:polyline draw:style-name="gr36" draw:layer="layout" svg:width="11.473cm" svg:height="0.498cm" svg:x="8.5cm" svg:y="7.1cm" svg:viewBox="0 0 11474 499" draw:points="0,499 11474,499 11474,0 0,0 0,499">
          <text:p/>
        </draw:polyline>
        <draw:frame draw:style-name="gr6" draw:layer="layout" svg:width="11.475cm" svg:height="0.601cm" svg:x="8.5cm" svg:y="7.05cm">
          <draw:text-box>
            <text:p text:style-name="P1"><text:span text:style-name="T2">SMA Male (TBC)</text:span></text:p>
          </draw:text-box>
        </draw:frame>
        <draw:polyline draw:style-name="gr37" draw:layer="layout" svg:width="11.473cm" svg:height="0.498cm" svg:x="8.5cm" svg:y="7.6cm" svg:viewBox="0 0 11474 499" draw:points="0,499 11474,499 11474,0 0,0 0,499">
          <text:p/>
        </draw:polyline>
        <draw:frame draw:style-name="gr6" draw:layer="layout" svg:width="11.475cm" svg:height="0.601cm" svg:x="8.5cm" svg:y="7.55cm">
          <draw:text-box>
            <text:p text:style-name="P1"><text:span text:style-name="T2">SMA Male</text:span></text:p>
          </draw:text-box>
        </draw:frame>
        <draw:polyline draw:style-name="gr38" draw:layer="layout" svg:width="11.473cm" svg:height="0.498cm" svg:x="8.5cm" svg:y="8.1cm" svg:viewBox="0 0 11474 499" draw:points="0,499 11474,499 11474,0 0,0 0,499">
          <text:p/>
        </draw:polyline>
        <draw:polyline draw:style-name="gr39" draw:layer="layout" svg:width="11.473cm" svg:height="0.498cm" svg:x="8.5cm" svg:y="8.6cm" svg:viewBox="0 0 11474 499" draw:points="0,499 11474,499 11474,0 0,0 0,499">
          <text:p/>
        </draw:polyline>
        <draw:line draw:style-name="gr40" draw:layer="layout" svg:x1="3.95cm" svg:y1="11.925cm" svg:x2="15.974cm" svg:y2="11.925cm">
          <text:p/>
        </draw:line>
        <draw:polygon draw:style-name="gr41" draw:layer="layout" svg:width="0.498cm" svg:height="1.499cm" svg:x="3.475cm" svg:y="11.1cm" svg:viewBox="0 0 499 1500" draw:points="0,1500 499,1500 499,0 0,0">
          <text:p/>
        </draw:polygon>
        <draw:polyline draw:style-name="gr11" draw:layer="layout" svg:width="0.498cm" svg:height="1.499cm" svg:x="3.475cm" svg:y="11.1cm" svg:viewBox="0 0 499 1500" draw:points="0,1500 499,1500 499,0 0,0 0,1500">
          <text:p/>
        </draw:polyline>
        <draw:polygon draw:style-name="gr41" draw:layer="layout" svg:width="0.498cm" svg:height="1.499cm" svg:x="15.975cm" svg:y="11.1cm" svg:viewBox="0 0 499 1500" draw:points="0,1500 499,1500 499,0 0,0">
          <text:p/>
        </draw:polygon>
        <draw:polyline draw:style-name="gr11" draw:layer="layout" svg:width="0.498cm" svg:height="1.499cm" svg:x="15.975cm" svg:y="11.1cm" svg:viewBox="0 0 499 1500" draw:points="0,1500 499,1500 499,0 0,0 0,1500">
          <text:p/>
        </draw:polyline>
        <draw:frame draw:style-name="gr42" draw:layer="layout" svg:width="1.3cm" svg:height="1.744cm" svg:x="16.5cm" svg:y="10.929cm">
          <draw:text-box>
            <text:p text:style-name="P2"><text:span text:style-name="T2">10MHz Distribution Box</text:span></text:p>
          </draw:text-box>
        </draw:frame>
        <draw:frame draw:style-name="gr4" draw:layer="layout" svg:width="2cm" svg:height="1.363cm" svg:x="1.5cm" svg:y="11.119cm">
          <draw:text-box>
            <text:p text:style-name="P2"><text:span text:style-name="T2">Roach 10MHz</text:span></text:p>
            <text:p text:style-name="P2"><text:span text:style-name="T2">Ref</text:span></text:p>
          </draw:text-box>
        </draw:frame>
        <draw:line draw:style-name="gr43" draw:layer="layout" svg:x1="4cm" svg:y1="14.2cm" svg:x2="16.025cm" svg:y2="14.2cm">
          <text:p/>
        </draw:line>
        <draw:frame draw:style-name="gr44" draw:layer="layout" svg:width="12.025cm" svg:height="0.601cm" svg:x="4cm" svg:y="13.9cm">
          <draw:text-box>
            <text:p text:style-name="P2"><text:span text:style-name="T2">Distance </text:span><text:span text:style-name="T6">(5m TBC</text:span><text:span text:style-name="T2">) </text:span></text:p>
          </draw:text-box>
        </draw:frame>
        <draw:polyline draw:style-name="gr12" draw:layer="layout" svg:width="2.998cm" svg:height="0.498cm" svg:x="16.975cm" svg:y="4.6cm" svg:viewBox="0 0 2999 499" draw:points="0,499 2999,499 2999,0 0,0 0,499">
          <text:p/>
        </draw:polyline>
        <draw:polyline draw:style-name="gr45" draw:layer="layout" svg:width="3.523cm" svg:height="0.498cm" svg:x="4.975cm" svg:y="9.1cm" svg:viewBox="0 0 3524 499" draw:points="0,499 3524,499 3524,0 0,0 0,499">
          <text:p/>
        </draw:polyline>
        <draw:frame draw:style-name="gr6" draw:layer="layout" svg:width="3.525cm" svg:height="0.601cm" svg:x="4.975cm" svg:y="9.05cm">
          <draw:text-box>
            <text:p text:style-name="P3"><text:span text:style-name="T2">Notes </text:span></text:p>
          </draw:text-box>
        </draw:frame>
        <draw:polyline draw:style-name="gr46" draw:layer="layout" svg:width="3.523cm" svg:height="0.498cm" svg:x="4.975cm" svg:y="9.6cm" svg:viewBox="0 0 3524 499" draw:points="0,499 3524,499 3524,0 0,0 0,499">
          <text:p/>
        </draw:polyline>
        <draw:polyline draw:style-name="gr47" draw:layer="layout" svg:width="11.473cm" svg:height="0.498cm" svg:x="8.5cm" svg:y="9.1cm" svg:viewBox="0 0 11474 499" draw:points="0,499 11474,499 11474,0 0,0 0,499">
          <text:p/>
        </draw:polyline>
        <draw:polyline draw:style-name="gr48" draw:layer="layout" svg:width="11.473cm" svg:height="0.498cm" svg:x="8.5cm" svg:y="9.6cm" svg:viewBox="0 0 11474 499" draw:points="0,499 11474,499 11474,0 0,0 0,499">
          <text:p/>
        </draw:polyline>
        <draw:polyline draw:style-name="gr49" draw:layer="layout" svg:width="4.299cm" svg:height="0.798cm" svg:x="13.5cm" svg:y="13.2cm" svg:viewBox="0 0 4300 799" draw:points="0,799 4300,799 4300,0 0,0 0,799">
          <text:p/>
        </draw:polyline>
        <draw:frame draw:style-name="gr42" draw:layer="layout" svg:width="4.3cm" svg:height="0.982cm" svg:x="13.5cm" svg:y="13.109cm">
          <draw:text-box>
            <text:p text:style-name="P3"><text:span text:style-name="T2">Label: Roach 10MHz Reference/ICD(Number TBD) </text:span></text:p>
          </draw:text-box>
        </draw:frame>
        <draw:polyline draw:style-name="gr50" draw:layer="layout" svg:width="4.799cm" svg:height="0.834cm" svg:x="2cm" svg:y="13.064cm" svg:viewBox="0 0 4800 835" draw:points="0,835 4800,835 4800,0 0,0 0,835">
          <text:p/>
        </draw:polyline>
        <draw:frame draw:style-name="gr51" draw:layer="layout" svg:width="4.8cm" svg:height="0.982cm" svg:x="2cm" svg:y="12.991cm">
          <draw:text-box>
            <text:p text:style-name="P3"><text:span text:style-name="T2">Label: Roach 10MHz Reference/ICD(Number TBD) </text:span></text:p>
          </draw:text-box>
        </draw:frame>
        <draw:line draw:style-name="gr52" draw:layer="layout" svg:x1="5.5cm" svg:y1="11.925cm" svg:x2="5.5cm" svg:y2="13.064cm">
          <text:p/>
        </draw:line>
        <draw:line draw:style-name="gr53" draw:layer="layout" svg:x1="14.8cm" svg:y1="11.804cm" svg:x2="14.8cm" svg:y2="13.199cm">
          <text:p/>
        </draw:line>
        <draw:polyline draw:style-name="gr54" draw:layer="layout" svg:width="7.098cm" svg:height="0.998cm" svg:x="6.5cm" svg:y="11.4cm" svg:viewBox="0 0 7099 999" draw:points="0,999 7099,999 7099,0 0,0 0,999">
          <text:p/>
        </draw:polyline>
        <draw:frame draw:style-name="gr4" draw:layer="layout" svg:width="7.1cm" svg:height="1cm" svg:x="6.5cm" svg:y="11.4cm">
          <draw:text-box>
            <text:p text:style-name="P2"><text:span text:style-name="T2">10 MHz Roach Frequency Reference</text:span></text:p>
          </draw:text-box>
        </draw:frame>
        <draw:line draw:style-name="gr11" draw:layer="layout" svg:x1="4.999cm" svg:y1="7.819cm" svg:x2="4.975cm" svg:y2="7.819cm">
          <text:p/>
        </draw:line>
        <draw:line draw:style-name="gr11" draw:layer="layout" svg:x1="15cm" svg:y1="6.11cm" svg:x2="15cm" svg:y2="10.1cm">
          <text:p/>
        </draw:line>
        <draw:line draw:style-name="gr11" draw:layer="layout" svg:x1="17cm" svg:y1="6.11cm" svg:x2="17cm" svg:y2="10.1cm">
          <text:p/>
        </draw:line>
        <draw:frame draw:style-name="gr55" draw:layer="layout" svg:width="3.669cm" svg:height="0.601cm" svg:x="13.866cm" svg:y="5.979cm">
          <draw:text-box>
            <text:p text:style-name="P2"><text:span text:style-name="T2">Supplier </text:span></text:p>
          </draw:text-box>
        </draw:frame>
        <draw:frame draw:style-name="gr56" draw:layer="layout" svg:width="2cm" svg:height="0.7cm" svg:x="15cm" svg:y="6.5cm">
          <draw:text-box>
            <text:p text:style-name="P2"><text:span text:style-name="T2">Jaycor </text:span></text:p>
          </draw:text-box>
        </draw:frame>
        <draw:polygon draw:style-name="gr41" draw:layer="layout" svg:width="0.999cm" svg:height="1.998cm" svg:x="3cm" svg:y="18.4cm" svg:viewBox="0 0 1000 1999" draw:points="0,1999 1000,1999 1000,0 0,0">
          <text:p/>
        </draw:polygon>
        <draw:polyline draw:style-name="gr11" draw:layer="layout" svg:width="0.999cm" svg:height="1.998cm" svg:x="3cm" svg:y="18.4cm" svg:viewBox="0 0 1000 1999" draw:points="0,1999 1000,1999 1000,0 0,0 0,1999">
          <text:p/>
        </draw:polyline>
        <draw:frame draw:style-name="gr55" draw:layer="layout" svg:width="3.8cm" svg:height="0.982cm" svg:x="1.7cm" svg:y="17.21cm">
          <draw:text-box>
            <text:p text:style-name="P2"><text:span text:style-name="T2">Roach 10MHz Frequency Reference</text:span></text:p>
          </draw:text-box>
        </draw:frame>
        <draw:polygon draw:style-name="gr41" draw:layer="layout" svg:width="0.499cm" svg:height="0.398cm" svg:x="3.25cm" svg:y="18.7cm" svg:viewBox="0 0 500 399" draw:points="0,399 500,399 500,0 0,0">
          <text:p/>
        </draw:polygon>
        <draw:polyline draw:style-name="gr11" draw:layer="layout" svg:width="0.499cm" svg:height="0.398cm" svg:x="3.25cm" svg:y="18.7cm" svg:viewBox="0 0 500 399" draw:points="0,399 500,399 500,0 0,0 0,399">
          <text:p/>
        </draw:polyline>
        <draw:frame draw:style-name="gr23" draw:layer="layout" svg:width="0.5cm" svg:height="1.363cm" svg:x="3.25cm" svg:y="18.22cm">
          <draw:text-box>
            <text:p text:style-name="P2"><text:span text:style-name="T3">Ref </text:span></text:p>
          </draw:text-box>
        </draw:frame>
        <draw:line draw:style-name="gr11" draw:layer="layout" svg:x1="4cm" svg:y1="18.9cm" svg:x2="4.5cm" svg:y2="18.9cm">
          <text:p/>
        </draw:line>
        <draw:line draw:style-name="gr11" draw:layer="layout" svg:x1="4cm" svg:y1="18.9cm" svg:x2="16.999cm" svg:y2="18.9cm">
          <text:p/>
        </draw:line>
        <draw:frame draw:style-name="gr57" draw:layer="layout" svg:width="3.481cm" svg:height="0.982cm" svg:x="8.759cm" svg:y="18.409cm">
          <draw:text-box>
            <text:p text:style-name="P2"><text:span text:style-name="T2">Roach 10MHZ Frequency Reference</text:span></text:p>
          </draw:text-box>
        </draw:frame>
        <draw:polygon draw:style-name="gr58" draw:layer="layout" svg:width="2.398cm" svg:height="1.998cm" svg:x="17cm" svg:y="18.4cm" svg:viewBox="0 0 2399 1999" draw:points="0,1999 2399,1999 2399,0 0,0">
          <text:p/>
        </draw:polygon>
        <draw:polyline draw:style-name="gr11" draw:layer="layout" svg:width="2.398cm" svg:height="1.998cm" svg:x="17cm" svg:y="18.4cm" svg:viewBox="0 0 2399 1999" draw:points="0,1999 2399,1999 2399,0 0,0 0,1999">
          <text:p/>
        </draw:polyline>
        <draw:frame draw:style-name="gr55" draw:layer="layout" svg:width="3.669cm" svg:height="0.601cm" svg:x="16.166cm" svg:y="17.682cm">
          <draw:text-box>
            <text:p text:style-name="P2"><text:span text:style-name="T2">10MHz Distribution</text:span></text:p>
          </draw:text-box>
        </draw:frame>
        <draw:polyline draw:style-name="gr59" draw:layer="layout" svg:width="18.998cm" svg:height="5.998cm" svg:x="0.975cm" svg:y="10.1cm" svg:viewBox="0 0 18999 5999" draw:points="0,5999 18999,5999 18999,0 0,0 0,5999">
          <text:p/>
        </draw:polyline>
        <draw:frame draw:style-name="gr60" draw:layer="layout" svg:width="19cm" svg:height="6cm" svg:x="0.975cm" svg:y="10.1cm">
          <draw:text-box>
            <text:p text:style-name="P1"><text:span text:style-name="T2">Cable drawing: </text:span></text:p>
            <text:p text:style-name="P2"><text:span text:style-name="T4"/></text:p>
          </draw:text-box>
        </draw:frame>
        <draw:frame draw:style-name="gr55" draw:layer="layout" svg:width="3.669cm" svg:height="0.601cm" svg:x="16.331cm" svg:y="16.182cm">
          <draw:text-box>
            <text:p text:style-name="P2"><text:span text:style-name="T2">NC-Not Connected </text:span></text:p>
          </draw:text-box>
        </draw:frame>
        <draw:frame draw:style-name="gr55" draw:layer="layout" svg:width="3.669cm" svg:height="0.677cm" svg:x="7cm" svg:y="1.144cm">
          <draw:text-box>
            <text:p text:style-name="P2"><text:span text:style-name="T7">AVN Ghana </text:span></text:p>
          </draw:text-box>
        </draw:frame>
        <draw:frame draw:style-name="gr55" draw:layer="layout" svg:width="3.669cm" svg:height="0.601cm" svg:x="16.25cm" svg:y="6.05cm">
          <draw:text-box>
            <text:p text:style-name="P2"><text:span text:style-name="T2">Comment </text:span></text:p>
          </draw:text-box>
        </draw:frame>
        <draw:frame draw:style-name="gr56" draw:layer="layout" svg:width="2cm" svg:height="0.7cm" svg:x="15cm" svg:y="7.5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7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cm">
          <draw:text-box>
            <text:p text:style-name="P2"><text:span text:style-name="T2">Any </text:span></text:p>
          </draw:text-box>
        </draw:frame>
        <draw:frame draw:style-name="gr56" draw:layer="layout" svg:width="2cm" svg:height="0.7cm" svg:x="15cm" svg:y="8.5cm">
          <draw:text-box>
            <text:p text:style-name="P2"><text:span text:style-name="T2">Any </text:span></text:p>
          </draw:text-box>
        </draw:frame>
        <draw:polygon draw:style-name="gr41" draw:layer="layout" svg:width="1.999cm" svg:height="0.398cm" svg:x="17.2cm" svg:y="18.7cm" svg:viewBox="0 0 2000 399" draw:points="0,399 2000,399 2000,0 0,0">
          <text:p/>
        </draw:polygon>
        <draw:polyline draw:style-name="gr11" draw:layer="layout" svg:width="1.999cm" svg:height="0.398cm" svg:x="17.2cm" svg:y="18.7cm" svg:viewBox="0 0 2000 399" draw:points="0,399 2000,399 2000,0 0,0 0,399">
          <text:p/>
        </draw:polyline>
        <draw:frame draw:style-name="gr23" draw:layer="layout" svg:width="2cm" svg:height="0.601cm" svg:x="17.2cm" svg:y="18.6cm">
          <draw:text-box>
            <text:p text:style-name="P2"><text:span text:style-name="T3">Roa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10" draw:display-name="EndMarker_10" svg:viewBox="0 0 20 20" svg:d="m10 0-10 20c7-3 13-3 20 0z"/>
    <draw:marker draw:name="EndMarker_5f_11" draw:display-name="EndMarker_11" svg:viewBox="0 0 20 20" svg:d="m10 0-10 20c7-3 13-3 20 0z"/>
    <draw:marker draw:name="EndMarker_5f_12" draw:display-name="EndMarker_12" svg:viewBox="0 0 20 20" svg:d="m10 0-10 20c7-3 13-3 20 0z"/>
    <draw:marker draw:name="EndMarker_5f_13" draw:display-name="EndMarker_13" svg:viewBox="0 0 20 20" svg:d="m10 0-10 20c7-3 13-3 20 0z"/>
    <draw:marker draw:name="EndMarker_5f_14" draw:display-name="EndMarker_14" svg:viewBox="0 0 20 20" svg:d="m10 0-10 20c7-3 13-3 20 0z"/>
    <draw:marker draw:name="EndMarker_5f_15" draw:display-name="EndMarker_15" svg:viewBox="0 0 20 20" svg:d="m10 0-10 20c7-3 13-3 20 0z"/>
    <draw:marker draw:name="EndMarker_5f_16" draw:display-name="EndMarker_16" svg:viewBox="0 0 20 20" svg:d="m10 0-10 20c7-3 13-3 20 0z"/>
    <draw:marker draw:name="EndMarker_5f_17" draw:display-name="EndMarker_17" svg:viewBox="0 0 20 20" svg:d="m10 0-10 20c7-3 13-3 20 0z"/>
    <draw:marker draw:name="EndMarker_5f_18" draw:display-name="EndMarker_18" svg:viewBox="0 0 20 20" svg:d="m10 0-10 20c7-3 13-3 20 0z"/>
    <draw:marker draw:name="EndMarker_5f_19" draw:display-name="EndMarker_19" svg:viewBox="0 0 20 20" svg:d="m10 0-10 20c7-3 13-3 20 0z"/>
    <draw:marker draw:name="EndMarker_5f_2" draw:display-name="EndMarker_2" svg:viewBox="0 0 20 20" svg:d="m10 0-10 20c7-3 13-3 20 0z"/>
    <draw:marker draw:name="EndMarker_5f_20" draw:display-name="EndMarker_20" svg:viewBox="0 0 20 20" svg:d="m10 0-10 20c7-3 13-3 20 0z"/>
    <draw:marker draw:name="EndMarker_5f_21" draw:display-name="EndMarker_21" svg:viewBox="0 0 20 20" svg:d="m10 0-10 20c7-3 13-3 20 0z"/>
    <draw:marker draw:name="EndMarker_5f_22" draw:display-name="EndMarker_22" svg:viewBox="0 0 20 20" svg:d="m10 0-10 20c7-3 13-3 20 0z"/>
    <draw:marker draw:name="EndMarker_5f_23" draw:display-name="EndMarker_23" svg:viewBox="0 0 20 20" svg:d="m10 0-10 20c7-3 13-3 20 0z"/>
    <draw:marker draw:name="EndMarker_5f_24" draw:display-name="EndMarker_24" svg:viewBox="0 0 20 20" svg:d="m10 0-10 20c7-3 13-3 20 0z"/>
    <draw:marker draw:name="EndMarker_5f_25" draw:display-name="EndMarker_25" svg:viewBox="0 0 20 20" svg:d="m10 0-10 20c7-3 13-3 20 0z"/>
    <draw:marker draw:name="EndMarker_5f_26" draw:display-name="EndMarker_26" svg:viewBox="0 0 20 20" svg:d="m10 0-10 20c7-3 13-3 20 0z"/>
    <draw:marker draw:name="EndMarker_5f_27" draw:display-name="EndMarker_27" svg:viewBox="0 0 20 20" svg:d="m10 0-10 20c7-3 13-3 20 0z"/>
    <draw:marker draw:name="EndMarker_5f_28" draw:display-name="EndMarker_28" svg:viewBox="0 0 20 20" svg:d="m10 0-10 20c7-3 13-3 20 0z"/>
    <draw:marker draw:name="EndMarker_5f_29" draw:display-name="EndMarker_29" svg:viewBox="0 0 20 20" svg:d="m10 0-10 20c7-3 13-3 20 0z"/>
    <draw:marker draw:name="EndMarker_5f_3" draw:display-name="EndMarker_3" svg:viewBox="0 0 20 20" svg:d="m10 0-10 20c7-3 13-3 20 0z"/>
    <draw:marker draw:name="EndMarker_5f_30" draw:display-name="EndMarker_30" svg:viewBox="0 0 20 20" svg:d="m10 0-10 20c7-3 13-3 20 0z"/>
    <draw:marker draw:name="EndMarker_5f_31" draw:display-name="EndMarker_31" svg:viewBox="0 0 20 20" svg:d="m10 0-10 20c7-3 13-3 20 0z"/>
    <draw:marker draw:name="EndMarker_5f_32" draw:display-name="EndMarker_32" svg:viewBox="0 0 20 20" svg:d="m10 0-10 20c7-3 13-3 20 0z"/>
    <draw:marker draw:name="EndMarker_5f_33" draw:display-name="EndMarker_33" svg:viewBox="0 0 20 20" svg:d="m10 0-10 20c7-3 13-3 20 0z"/>
    <draw:marker draw:name="EndMarker_5f_34" draw:display-name="EndMarker_34" svg:viewBox="0 0 20 20" svg:d="m10 0-10 20c7-3 13-3 20 0z"/>
    <draw:marker draw:name="EndMarker_5f_35" draw:display-name="EndMarker_35" svg:viewBox="0 0 20 20" svg:d="m10 0-10 20c7-3 13-3 20 0z"/>
    <draw:marker draw:name="EndMarker_5f_4" draw:display-name="EndMarker_4" svg:viewBox="0 0 20 20" svg:d="m10 0-10 20c7-3 13-3 20 0z"/>
    <draw:marker draw:name="EndMarker_5f_5" draw:display-name="EndMarker_5" svg:viewBox="0 0 20 20" svg:d="m10 0-10 20c7-3 13-3 20 0z"/>
    <draw:marker draw:name="EndMarker_5f_6" draw:display-name="EndMarker_6" svg:viewBox="0 0 20 20" svg:d="m10 0-10 20c7-3 13-3 20 0z"/>
    <draw:marker draw:name="EndMarker_5f_7" draw:display-name="EndMarker_7" svg:viewBox="0 0 20 20" svg:d="m10 0-10 20c7-3 13-3 20 0z"/>
    <draw:marker draw:name="EndMarker_5f_8" draw:display-name="EndMarker_8" svg:viewBox="0 0 20 20" svg:d="m10 0-10 20c7-3 13-3 20 0z"/>
    <draw:marker draw:name="EndMarker_5f_9" draw:display-name="EndMarker_9" svg:viewBox="0 0 20 20" svg:d="m10 0-10 20c7-3 13-3 20 0z"/>
    <draw:marker draw:name="StartMarker_5f_1" draw:display-name="StartMarker_1" svg:viewBox="0 0 20 20" svg:d="m10 0-10 20c7-3 13-3 20 0z"/>
    <draw:marker draw:name="StartMarker_5f_2" draw:display-name="StartMarker_2" svg:viewBox="0 0 20 30" svg:d="m10 0-10 30h20z"/>
    <draw:marker draw:name="StartMarker_5f_3" draw:display-name="StartMarker_3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5-03-23T15:43:45</dc:date>
    <dc:creator>Charles </dc:creator>
    <meta:editing-duration>P0D</meta:editing-duration>
    <meta:editing-cycles>1</meta:editing-cycles>
    <meta:document-statistic meta:object-count="123"/>
  </office:meta>
</office:document-meta>
</file>